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:</text:p>
      <text:p text:style-name="P1">java -jar '/home/crankin/Desktop/Beethoven_v2.jar' </text:p>
      <text:p text:style-name="P1">'/home/crankin/Desktop/Chore_1.3.0.r1035.jar' -p 0.027 -s 0.1 -t 20 -M 2 --shadowless -S -N all <text:span text:style-name="T1">-o nNss*b12M</text:span> --plugin Reoutline::exp --plugin Respine </text:p>
      <text:p text:style-name="P1"/>
      <text:p text:style-name="P1">For individual worms, all parameters </text:p>
      <text:p text:style-name="P1">java -jar '/home/crankin/Desktop/Beethoven_v2.jar' '/home/crankin/Desktop/Chore_1.3.0.r1035.jar' -p 0.027 -s 0.1 -t 20 -M 2 --shadowless -S -N all <text:span text:style-name="T1">-o nee#e*ss#s*SS#S*ll#l*LL#L*ww#w*aa#a*mm#m*MM#M*kk#k*bb#b*pp#p*dd#d*1</text:span> -N all --plugin Reoutline::exp --plugin Respine </text:p>
      <text:p text:style-name="P1"/>
      <text:p text:style-name="P1">For individual worms, all parameters, no stats</text:p>
      <text:p text:style-name="P1">java -jar '/home/crankin/Desktop/Beethoven_v2.jar' '/home/crankin/Desktop/Chore_1.3.0.r1035.jar' -p 0.027 -s 0.1 -t 20 -M 2 --shadowless -S -N all <text:span text:style-name="T1">-o nesSlLwamMkbpd*1</text:span> -N all --plugin Reoutline::exp --plugin Respine </text:p>
      <text:p text:style-name="P1"/>
      <text:p text:style-name="P1">For summary worms, all parameters</text:p>
      <text:p text:style-name="P1">java -jar '/home/crankin/Desktop/Beethoven_v2.jar' '/home/crankin/Desktop/Chore_1.3.0.r1035.jar' -p 0.027 -s 0.1 -t 20 -M 2 --shadowless -S <text:span text:style-name="T1">-o nee#e*ss#s*SS#S*ll#l*LL#L*ww#w*aa#a*mm#m*MM#M*kk#k*bb#b*pp#p*dd#d*1</text:span> -N all --plugin Reoutline::exp --plugin Respine </text:p>
      <text:p text:style-name="P1"/>
      <text:p text:style-name="P1"/>
      <text:p text:style-name="P1">Igor</text:p>
      <text:p text:style-name="P1">For individual worms</text:p>
      <text:p text:style-name="P1">java -jar '/home/crankin/Desktop/Beethoven_v2.jar' '/home/crankin/Desktop/Chore_1.3.0.r1035.jar' -p 0.027 -s 0.1 -t 20 -M 2 --shadowless -S -N all <text:span text:style-name="T1">-o nee#e*ss#s*SS#S*ll#l*LL#L*ww#w*aa#a*mm#m*MM#M*kk#k*bb#b*pp#p*dd#d*1</text:span> -N all --plugin Reoutline::exp --plugin Respine </text:p>
      <text:p text:style-name="P1"/>
      <text:p text:style-name="P1"/>
      <text:p text:style-name="P1">t time -- always the first column unless included again</text:p>
      <text:p text:style-name="P1">n number -- the number of objects tracked</text:p>
      <text:p text:style-name="P1">e area</text:p>
      <text:p text:style-name="P1">s speed</text:p>
      <text:p text:style-name="P1">S angular -- angular speed</text:p>
      <text:p text:style-name="P1">l length -- measured along major axis, not curve of object</text:p>
      <text:p text:style-name="P1">L rellength -- instantaneous length/average length</text:p>
      <text:p text:style-name="P1">w width</text:p>
      <text:p text:style-name="P1">a aspect – length/width</text:p>
      <text:p text:style-name="P1">m midline -- length measured along the curve of object</text:p>
      <text:p text:style-name="P1">M morphwidth -- mean width of body about midline</text:p>
      <text:p text:style-name="P1">k kink -- head/tail angle difference from body (in degrees) </text:p>
      <text:p text:style-name="P1"><text:s text:c="4"/>b bias -- fractional excess of time spent moving one way </text:p>
      <text:p text:style-name="P1"><text:s text:c="4"/>P pathlen -- distance traveled forwards (backwards=negative) <text:s/></text:p>
      <text:p text:style-name="P1"><text:s text:c="4"/>d dir -- consistency of direction of motion </text:p>
      <text:p text:style-name="P1">1 tap -- whether a tap (stimulus 1) has occurred</text:p>
      <text:p text:style-name="P1"/>
      <text:p text:style-name="P1"># :number -- number of items considered in this statistic</text:p>
      <text:p text:style-name="P1">* :std -- standard deviation</text:p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tharine Rankin</meta:initial-creator>
    <meta:creation-date>2013-04-10T11:22:12</meta:creation-date>
    <dc:date>2013-06-13T14:30:45</dc:date>
    <dc:creator>Catharine Rankin</dc:creator>
    <meta:editing-duration>PT00H50M09S</meta:editing-duration>
    <meta:editing-cycles>7</meta:editing-cycles>
    <meta:generator>OpenOffice.org/3.2$Unix OpenOffice.org_project/320m12$Build-9483</meta:generator>
    <meta:document-statistic meta:table-count="0" meta:image-count="0" meta:object-count="0" meta:page-count="1" meta:paragraph-count="31" meta:word-count="283" meta:character-count="2100"/>
  </office:meta>
</office:document-meta>
</file>